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875in" fo:margin-left="0.3319in" fo:margin-top="0in" fo:margin-bottom="0in" table:align="left"/>
    </style:style>
    <style:style style:name="Table1.A" style:family="table-column">
      <style:table-column-properties style:column-width="1.9896in"/>
    </style:style>
    <style:style style:name="Table1.B" style:family="table-column">
      <style:table-column-properties style:column-width="0.9063in"/>
    </style:style>
    <style:style style:name="Table1.C" style:family="table-column">
      <style:table-column-properties style:column-width="0.7292in"/>
    </style:style>
    <style:style style:name="Table1.D" style:family="table-column">
      <style:table-column-properties style:column-width="0.8542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1.11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.0827in" loext:contextual-spacing="false" fo:line-height="100%" fo:text-align="center" style:justify-single-word="false"/>
    </style:style>
    <style:style style:name="P2" style:family="paragraph" style:parent-style-name="Standard">
      <style:paragraph-properties fo:margin-top="0in" fo:margin-bottom="0.0827in" loext:contextual-spacing="false" fo:line-height="100%" fo:text-align="center" style:justify-single-word="false">
        <style:tab-stops>
          <style:tab-stop style:position="0in"/>
        </style:tab-stops>
      </style:paragraph-properties>
    </style:style>
    <style:style style:name="P3" style:family="paragraph" style:parent-style-name="Standard">
      <style:paragraph-properties fo:margin-top="0in" fo:margin-bottom="0.0827in" loext:contextual-spacing="false" fo:line-height="100%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margin-top="0in" fo:margin-bottom="0.0827in" loext:contextual-spacing="false" fo:line-height="100%">
        <style:tab-stops>
          <style:tab-stop style:position="0in"/>
        </style:tab-stops>
      </style:paragraph-properties>
      <style:text-properties style:font-name="Times New Roman" style:font-name-asian="Times New Roman1" style:font-name-complex="Times New Roman1"/>
    </style:style>
    <style:style style:name="P5" style:family="paragraph" style:parent-style-name="Standard" style:master-page-name="Standard">
      <style:paragraph-properties fo:margin-top="0in" fo:margin-bottom="0.0827in" loext:contextual-spacing="false" fo:line-height="100%" fo:text-align="center" style:justify-single-word="false" style:page-number="1"/>
    </style:style>
    <style:style style:name="P6" style:family="paragraph" style:parent-style-name="Standard">
      <style:paragraph-properties fo:margin-top="0in" fo:margin-bottom="0.0783in" loext:contextual-spacing="false" fo:line-height="100%"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left="0in" fo:margin-right="0in" fo:margin-top="0in" fo:margin-bottom="0.0783in" loext:contextual-spacing="false" fo:line-height="100%" fo:text-align="center" style:justify-single-word="false" fo:text-indent="0.5in" style:auto-text-indent="false"/>
    </style:style>
    <style:style style:name="P9" style:family="paragraph" style:parent-style-name="Standard">
      <style:paragraph-properties fo:margin-left="0.3937in" fo:margin-right="0.3937in" fo:margin-top="0in" fo:margin-bottom="0in" loext:contextual-spacing="false" fo:text-align="justify" style:justify-single-word="false" fo:text-indent="0in" style:auto-text-indent="false"/>
    </style:style>
    <style:style style:name="P10" style:family="paragraph" style:parent-style-name="Standard">
      <style:paragraph-properties fo:margin-top="0.139in" fo:margin-bottom="0.0827in" loext:contextual-spacing="false" fo:line-height="100%" fo:text-align="center" style:justify-single-word="false"/>
    </style:style>
    <style:style style:name="P11" style:family="paragraph" style:parent-style-name="Standard">
      <style:paragraph-properties fo:margin-left="0.3925in" fo:margin-right="0in" fo:margin-top="0in" fo:margin-bottom="0.0827in" loext:contextual-spacing="false" fo:line-height="100%" fo:text-indent="0.0118in" style:auto-text-indent="false"/>
    </style:style>
    <style:style style:name="P12" style:family="paragraph" style:parent-style-name="Standard">
      <style:paragraph-properties fo:margin-left="0.3925in" fo:margin-right="0in" fo:margin-top="0in" fo:margin-bottom="0.0827in" loext:contextual-spacing="false" fo:line-height="100%" fo:text-indent="0.0008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.0827in" loext:contextual-spacing="false" fo:line-height="100%" fo:text-indent="-0.25in" style:auto-text-indent="false">
        <style:tab-stops>
          <style:tab-stop style:position="0in"/>
        </style:tab-stops>
      </style:paragraph-properties>
    </style:style>
    <style:style style:name="P14" style:family="paragraph" style:parent-style-name="Standard" style:list-style-name="WWNum1">
      <style:paragraph-properties fo:margin-left="1in" fo:margin-right="0in" fo:margin-top="0in" fo:margin-bottom="0.0827in" loext:contextual-spacing="true" fo:line-height="100%" fo:text-indent="-0.25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style:font-name-asian="Times New Roman1" style:font-name-complex="Times New Roman1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.3752in" fo:margin-right="0in" fo:margin-top="0in" fo:margin-bottom="0.0827in" loext:contextual-spacing="false" fo:line-height="100%" fo:text-indent="0.3752in" style:auto-text-indent="false">
        <style:tab-stops>
          <style:tab-stop style:position="0.3752in"/>
        </style:tab-stops>
      </style:paragraph-properties>
    </style:style>
    <style:style style:name="P19" style:family="paragraph" style:parent-style-name="Standard">
      <style:paragraph-properties fo:margin-left="0.3925in" fo:margin-right="0in" fo:margin-top="0in" fo:margin-bottom="0.0827in" loext:contextual-spacing="false" fo:line-height="100%" fo:text-indent="0.0016in" style:auto-text-indent="false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3" style:family="text">
      <style:text-properties style:font-name="Times New Roman" fo:font-weight="bold" style:font-name-asian="Times New Roman1" style:font-weight-asian="bold" style:font-name-complex="Times New Roman1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style:text-underline-style="none" style:font-name-asian="Times New Roman1" style:font-name-complex="Times New Roman1"/>
    </style:style>
    <style:style style:name="T8" style:family="text">
      <style:text-properties fo:color="#000080" style:font-name="Times New Roman" fo:font-size="10pt" style:text-underline-style="solid" style:text-underline-width="auto" style:text-underline-color="font-color" style:font-name-asian="Times New Roman1" style:font-size-asian="10pt" style:font-name-complex="Times New Roman1" style:font-size-complex="10pt"/>
    </style:style>
    <style:style style:name="T9" style:family="text"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0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fo:color="#1155cc" style:font-name="Times New Roman" style:text-underline-style="solid" style:text-underline-width="auto" style:text-underline-color="font-color" style:font-name-asian="Times New Roman1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Интеграция поддержки Python в существующее С++ приложение</text:span></text:p>
      <text:p text:style-name="P6"><text:span text:style-name="T2"><text:line-break/><text:tab/>Белков Р., бакалавр кафедры системного программирования СПбГУ,<text:line-break/></text:span><text:a xlink:type="simple" xlink:href="mailto:roman.belkov@gmail.com" text:style-name="Internet_20_link" text:visited-style-name="Visited_20_Internet_20_Link"><text:span text:style-name="T8">roman.belkov@gmail.com</text:span></text:a></text:p>
      <text:p text:style-name="P7"><text:span text:style-name="T2">Костюков Ю., бакалавр кафедры системного программирования СПбГУ,</text:span></text:p>
      <text:p text:style-name="P7"><text:span text:style-name="T2">kostyukov.yurii@gmail.com</text:span></text:p>
      <text:p text:style-name="P6"><text:span text:style-name="T3">Аннотация</text:span></text:p>
      <text:p text:style-name="P8"><text:span text:style-name="T4">В докладе описывается опыт интеграции текстового программирования на языке Python в ПО контроллера ТРИК [1]. Рассмотрены возможности, предоставляемые фреймворками для переиспользования C++ кода из языка Python. Данный опыт может быть использован при создании обёрток на языке Python над существующим C++ кодом.</text:span></text:p>
      <text:p text:style-name="P6"><text:span text:style-name="T3">Введение</text:span></text:p>
      <text:p text:style-name="P9"><text:span text:style-name="T2"><text:tab/></text:span><text:span text:style-name="T6">Значительное место в начале процесса обучения основам программирования занимает визуальное программирование, так как оно является наиболее понятным и доступным способом познакомиться с абстракциями выполнения программ. Визуальные программы, созданные учащимися, могут также помогать им на последующих этапах обучения. Например, при помощи генераторов визуальных диаграмм в код на текстовом языке возможно совершить плавный переход от визуального программирования к текстовому программированию, давая ученикам понять, как конструкции из диаграммы представляются на текстовом языке программирования.</text:span></text:p>
      <text:p text:style-name="P10"><text:span text:style-name="T5">Постановка проблемы</text:span></text:p>
      <text:p text:style-name="P11"><text:span text:style-name="T9"><text:tab/></text:span><text:span text:style-name="T10">Для набирающего популярность кибернетического контроллера ТРИК и одноимённого конструктора потребовалось создать возможность использования языка Python для программирования роботов. Поскольку Python является одним из наиболее популярных языков для обучения основам программирования </text:span><text:span text:style-name="T4">[2] [3]</text:span><text:span text:style-name="T10">, то разработчикам контроллера ТРИК с открытым исходным кодом постоянно поступали просьбы и вопросы о поддержке языка Python. Тогда школьники, имеющие навыки работы с Python на персональном компьютере, смогут без проблем попробовать свои силы в программировании роботов. Поскольку для контроллера ТРИК уже существовал основной фреймворк trikRuntime, написанный с использованием C++ и Qt, то требовалось переиспользовать существующий фреймворк для снижения затрат на поддержку и дальнейшую разработку.</text:span></text:p>
      <text:p text:style-name="P1"><text:span text:style-name="T5">Python</text:span></text:p>
      <text:p text:style-name="P12"><text:span text:style-name="T4"><text:s text:c="4"/></text:span><text:span text:style-name="T10">В начале работы надо было определиться, какую из многочисленных реализаций</text:span><text:span text:style-name="T4"> </text:span><text:span text:style-name="T10">языка Python стоит использовать. Рассматривались самые популярные и поддерживаемые реализации: PyQt, PySide, PythonQt, Boost.Python, SWIG. Основными критериями оценки фреймворков стали следующие:</text:span></text:p>
      <text:list xml:id="list6594968835541084246" text:style-name="WWNum2">
        <text:list-item>
          <text:p text:style-name="P13"><text:span text:style-name="T10"><text:s text:c="5"/>Возможность поддержать исполнение Python из C++ приложения.</text:span></text:p>
        </text:list-item>
        <text:list-item>
          <text:p text:style-name="P13"><text:span text:style-name="T10"><text:s text:c="5"/>Поддержка интеграции с Qt.</text:span></text:p>
        </text:list-item>
        <text:list-item>
          <text:p text:style-name="P13"><text:span text:style-name="T10"><text:s text:c="5"/>Активная поддержка фреймворка компанией или сообществом.</text:span></text:p>
        </text:list-item>
        <text:list-item>
          <text:p text:style-name="P13"><text:span text:style-name="T10"><text:s text:c="5"/>Доступная и полная документация.</text:span></text:p>
        </text:list-item>
        <text:list-item>
          <text:p text:style-name="P13"><text:span text:style-name="T10"><text:s text:c="5"/>Лицензия со свободными условиями.</text:span></text:p>
        </text:list-item>
      </text:list>
      <text:p text:style-name="P3"><text:span text:style-name="T4"><text:tab/>Дистрибутив на основе GNU/Linux для контроллера ТРИК собирается при помощи Yocto/OpenEmbedded [4], как и для многих других контроллеров. К сожалению, на момент исследования отсутствовали готовые рецепты для сборки любого из рассматриваемых <text:s/>фреймворков, поэтому этот критерий не рассматривался. 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ext:soft-page-break/>
        <table:table-row table:style-name="Table1.1"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6"><text:span text:style-name="T4">PyQt</text:span></text:p>
          </table:table-cell>
          <table:table-cell table:style-name="Table1.A1" office:value-type="string">
            <text:p text:style-name="P16"><text:span text:style-name="T4">PySide</text:span></text:p>
          </table:table-cell>
          <table:table-cell table:style-name="Table1.A1" office:value-type="string">
            <text:p text:style-name="P16"><text:span text:style-name="T4">PythonQt</text:span></text:p>
          </table:table-cell>
          <table:table-cell table:style-name="Table1.A1" office:value-type="string">
            <text:p text:style-name="P16"><text:span text:style-name="T4">SWIG</text:span></text:p>
          </table:table-cell>
          <table:table-cell table:style-name="Table1.A1" office:value-type="string">
            <text:p text:style-name="P16"><text:span text:style-name="T4">Boost.Python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встраивание Python в C++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+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интеграция с Qt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-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поддерживается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+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документация</text:span></text:p>
          </table:table-cell>
          <table:table-cell table:style-name="Table1.A1" office:value-type="string">
            <text:p text:style-name="P16"><text:span text:style-name="T4">± </text:span></text:p>
          </table:table-cell>
          <table:table-cell table:style-name="Table1.A1" office:value-type="string">
            <text:p text:style-name="P16"><text:span text:style-name="T4">± </text:span></text:p>
          </table:table-cell>
          <table:table-cell table:style-name="Table1.A1" office:value-type="string">
            <text:p text:style-name="P16"><text:span text:style-name="T4">± </text:span></text:p>
          </table:table-cell>
          <table:table-cell table:style-name="Table1.A1" office:value-type="string">
            <text:p text:style-name="P16"><text:span text:style-name="T4">± </text:span></text:p>
          </table:table-cell>
          <table:table-cell table:style-name="Table1.A1" office:value-type="string">
            <text:p text:style-name="P16"><text:span text:style-name="T4">± 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обёртка C++ для Python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-</text:span></text:p>
          </table:table-cell>
          <table:table-cell table:style-name="Table1.A1" office:value-type="string">
            <text:p text:style-name="P16"><text:span text:style-name="T4">+</text:span></text:p>
          </table:table-cell>
          <table:table-cell table:style-name="Table1.A1" office:value-type="string">
            <text:p text:style-name="P16"><text:span text:style-name="T4">+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4">лицензия</text:span></text:p>
          </table:table-cell>
          <table:table-cell table:style-name="Table1.A1" office:value-type="string">
            <text:p text:style-name="P16"><text:span text:style-name="T4">GPL</text:span></text:p>
          </table:table-cell>
          <table:table-cell table:style-name="Table1.A1" office:value-type="string">
            <text:p text:style-name="P16"><text:span text:style-name="T4">LGPL</text:span></text:p>
          </table:table-cell>
          <table:table-cell table:style-name="Table1.A1" office:value-type="string">
            <text:p text:style-name="P16"><text:span text:style-name="T4">LGPL</text:span></text:p>
          </table:table-cell>
          <table:table-cell table:style-name="Table1.A1" office:value-type="string">
            <text:p text:style-name="P16"><text:span text:style-name="T4">GPL</text:span></text:p>
          </table:table-cell>
          <table:table-cell table:style-name="Table1.A1" office:value-type="string">
            <text:p text:style-name="P16"><text:span text:style-name="T4">Boost.License</text:span></text:p>
          </table:table-cell>
        </table:table-row>
      </table:table>
      <text:p text:style-name="P2"><text:soft-page-break/><text:span text:style-name="T4">Таблица 1: Сравнение фреймворков</text:span></text:p>
      <text:p text:style-name="P18"><text:span text:style-name="T4">По результатам обзора, приведённом на таблице 1, PythonQt или Boost.Python являлись наиболее подходящими фреймворками для решения данной задачи, но оба фреймворка обладали недостатками, для устранения которых потребовалось бы значительное количество времени: Boost.Python не хватало поддержки Qt и её пришлось реализовать в рамках данной работы, а PythonQt были необходимы патчи к генератору. Однако, реализация поддержки Qt для Boost.Python по нашим оценкам требовала больше времени, чем реализация патчей к генератору PythonQt.</text:span></text:p>
      <text:p text:style-name="P18"><text:span text:style-name="T4">Поэтому для первого этапа был использован PyQt, который позволил в крайне сжатые сроки создать первую версию программного обеспечения для робота, хотя PyQt и не являлся оптимальным фреймворком для решения поставленной задачи.</text:span></text:p>
      <text:p text:style-name="P18"><text:span text:style-name="T4">Переход на PythonQt позволил добиться более естественной интеграции Python наподобие той, что предлагает JavaScript в составе trikRuntime. Так пользователям TRIK, привыкшим работать с JavaScript, не придётся привыкать к новым решениям в контексте использования АПИ периферии робота.</text:span></text:p>
      <text:p text:style-name="P1"><text:span text:style-name="T5">Заключение</text:span></text:p>
      <text:p text:style-name="P19"><text:span text:style-name="T10"><text:tab/>В результате работы была реализована и интегрирована в ПО контроллера ТРИК поддержка языка Python для создания и последующего исполнения программ на кибернетическом контроллере ТРИК. Опыт, описанный в работе, может быть полезен при необходимости переиспользовать уже существующий C++ код из Python-кода.</text:span></text:p>
      <text:p text:style-name="P1"><text:span text:style-name="T3">Литература</text:span></text:p>
      <text:list xml:id="list1625358667109812961" text:style-name="WWNum1">
        <text:list-item>
          <text:p text:style-name="P14"><text:span text:style-name="T4">Главная страница проекта ТРИК </text:span><text:a xlink:type="simple" xlink:href="http://www.trikset.com/index_en.html" text:style-name="Internet_20_link" text:visited-style-name="Visited_20_Internet_20_Link"><text:span text:style-name="T11">http://www.trikset.com/index_en.html</text:span></text:a></text:p>
        </text:list-item>
        <text:list-item>
          <text:p text:style-name="P14"><text:span text:style-name="T4">Guo Philip. Python is Now the Most Popular Introductory Teaching Language at Top U.S. Universities. –– 2014. –– URL: </text:span><text:a xlink:type="simple" xlink:href="https://cacm.acm.org/blogs/blog-cacm/176450-python-is-nowthe-most-popular-introductory-teaching-language-at-top-us-universities/fulltext" text:style-name="Internet_20_link" text:visited-style-name="Visited_20_Internet_20_Link"><text:span text:style-name="T11">https://cacm.acm.org/blogs/blog-cacm/176450-python-is-nowthe-most-popular-introductory-teaching-language-at-top-us-universities/fulltext</text:span></text:a></text:p>
        </text:list-item>
        <text:list-item>
          <text:p text:style-name="P14"><text:span text:style-name="T4">Limited QS Quacquarelli Symonds. QS Top Universities in Engineering and Technology 2017. –– URL: https://www.topuniversities.com/ university-rankings/university-subject-rankings/2017/ engineering-technology.</text:span></text:p>
        </text:list-item>
        <text:list-item>
          <text:p text:style-name="P14"><text:span text:style-name="T4">Главная страница проекта OpenEmbedded http://www.openembedded.org/wiki/Main_Pag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Noto Sans Symbols1" svg:font-family="'Noto Sans Symbols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" fo:font-size="12pt" fo:language="en" fo:country="US" fo:font-style="normal" style:text-underline-style="none" fo:font-weight="normal" style:letter-kerning="true" style:font-name-asian="Times1" style:font-size-asian="12pt" style:language-asian="zh" style:country-asian="CN" style:font-style-asian="normal" style:font-weight-asian="normal" style:font-name-complex="Time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70" meta:word-count="612" meta:character-count="4971" meta:non-whitespace-character-count="4393"/>
    <meta:generator>LibreOfficeDev/5.1.0.3$Linux_X86_64 LibreOffice_project/</meta:generator>
  </office:meta>
</office:document-meta>
</file>